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paragraph-properties fo:text-align="center" style:justify-single-word="false"/>
      <style:text-properties style:font-name="DejaVu Sans" fo:font-size="16pt" fo:language="en" fo:country="US" fo:font-style="italic" fo:font-weight="bold" style:font-size-asian="16pt" style:font-style-asian="italic" style:font-weight-asian="bold" style:font-size-complex="16pt" style:font-style-complex="italic" style:font-weight-complex="bold"/>
    </style:style>
    <style:style style:name="P3" style:family="paragraph" style:parent-style-name="Standard">
      <style:text-properties style:font-name="DejaVu Sans" fo:font-style="normal" style:font-style-asian="normal" style:font-style-complex="normal"/>
    </style:style>
    <style:style style:name="P4" style:family="paragraph" style:parent-style-name="Standard">
      <style:text-properties style:font-name="DejaVu Sans" fo:language="en" fo:country="US" fo:font-style="italic" fo:font-weight="normal" style:font-style-asian="italic" style:font-weight-asian="normal" style:font-style-complex="italic" style:font-weight-complex="normal"/>
    </style:style>
    <style:style style:name="P5" style:family="paragraph" style:parent-style-name="Standard">
      <style:text-properties style:font-name="DejaVu Sans" fo:language="en" fo:country="US" fo:font-style="normal" fo:font-weight="normal" style:font-style-asian="normal" style:font-weight-asian="normal" style:font-style-complex="normal" style:font-weight-complex="normal"/>
    </style:style>
    <style:style style:name="P6" style:family="paragraph" style:parent-style-name="Standard" style:list-style-name="L1">
      <style:text-properties style:font-name="DejaVu Sans" fo:language="en" fo:country="US" fo:font-style="normal" fo:font-weight="normal" style:font-style-asian="normal" style:font-weight-asian="normal" style:font-style-complex="normal" style:font-weight-complex="normal"/>
    </style:style>
    <style:style style:name="P7" style:family="paragraph" style:parent-style-name="Standard" style:list-style-name="L2">
      <style:text-properties style:font-name="DejaVu Sans" fo:language="en" fo:country="US" fo:font-style="normal" fo:font-weight="normal" style:font-style-asian="normal" style:font-weight-asian="normal" style:font-style-complex="normal" style:font-weight-complex="normal"/>
    </style:style>
    <style:style style:name="P8" style:family="paragraph" style:parent-style-name="Standard" style:list-style-name="L3">
      <style:text-properties style:font-name="DejaVu Sans" fo:language="en" fo:country="US" fo:font-style="normal" fo:font-weight="normal" style:font-style-asian="normal" style:font-weight-asian="normal" style:font-style-complex="normal" style:font-weight-complex="normal"/>
    </style:style>
    <style:style style:name="P9" style:family="paragraph" style:parent-style-name="Standard" style:list-style-name="L1">
      <style:text-properties style:font-name="DejaVu Sans"/>
    </style:style>
    <style:style style:name="P10" style:family="paragraph" style:parent-style-name="Standard" style:list-style-name="L3">
      <style:text-properties style:font-name="DejaVu Sans" fo:font-style="normal" style:font-style-asian="normal" style:font-style-complex="normal"/>
    </style:style>
    <style:style style:name="P11" style:family="paragraph" style:parent-style-name="Standard" style:list-style-name="L4">
      <style:text-properties style:font-name="DejaVu Sans" fo:font-style="normal" style:font-style-asian="normal" style:font-style-complex="normal"/>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easure Hunting deliverable</text:p>
      <text:p text:style-name="P1"/>
      <text:p text:style-name="P1"/>
      <text:p text:style-name="P1">The <text:span text:style-name="T1">Treasure Hunting project mainly consists</text:span> <text:span text:style-name="T1">in the development of a mobile (Android) application and a webserver for basically perform two tasks: to create a game and to let the users play it.</text:span></text:p>
      <text:p text:style-name="P1"><text:span text:style-name="T1">There are two kind of </text:span><text:span text:style-name="T2">users</text:span><text:span text:style-name="T1"> that are involved: the </text:span><text:span text:style-name="T2">creator </text:span><text:span text:style-name="T1">of the game, which manage settings as the number of checkpoints, the spatial range of game and a number of modalities that assure a full customizable playing, and the</text:span><text:span text:style-name="T2"> players, </text:span><text:span text:style-name="T4">which accomplish the treasure hunting itself. The </text:span><text:span text:style-name="T3">creator</text:span><text:span text:style-name="T4"> can also be a </text:span><text:span text:style-name="T3">player</text:span><text:span text:style-name="T4"> if he sets the application to find checkpoints in a certain range from his GPS localization coordinates through a search from the possible checkpoints stored in the server and to create riddles and clues to solve on its own. On the other hand, the </text:span><text:span text:style-name="T3">creator</text:span><text:span text:style-name="T4"> cannot play the game if he wants to add checkpoints and riddles to an existing game present on the server or locally.</text:span></text:p>
      <text:p text:style-name="P1"><text:span text:style-name="T4">There are two main modalities for playing the game once you open the application: </text:span><text:span text:style-name="T3">quick mode</text:span><text:span text:style-name="T4"> and </text:span><text:span text:style-name="T3">nerd mode. </text:span><text:span text:style-name="T4">The </text:span><text:span text:style-name="T3">quick mode</text:span><text:span text:style-name="T4"> allows an outdoor gaming with the sole use of GPS as a sensor of presence, and is the quickest way to start a quest. The </text:span><text:span text:style-name="T3">nerd mode</text:span><text:span text:style-name="T4"> allows indoor gaming through the setting of a couple more options and the displacement of the </text:span><text:span text:style-name="T3">hardware</text:span><text:span text:style-name="T4"> given with the application to the </text:span><text:span text:style-name="T3">users.</text:span></text:p>
      <text:p text:style-name="P4"/>
      <text:p text:style-name="P1"><text:span text:style-name="T4">Hence what the app </text:span><text:span text:style-name="T4">and server </text:span><text:span text:style-name="T4">do and how.</text:span></text:p>
      <text:p text:style-name="P5"/>
      <text:p text:style-name="P5">What:</text:p>
      <text:list xml:id="list7832637903054992000" text:style-name="L1">
        <text:list-item>
          <text:p text:style-name="P9"><text:span text:style-name="T4">L</text:span><text:span text:style-name="T4">ets the user create a treasure hunting game</text:span></text:p>
        </text:list-item>
        <text:list-item>
          <text:p text:style-name="P6">Lets other users play previously created games</text:p>
        </text:list-item>
        <text:list-item>
          <text:p text:style-name="P9"><text:span text:style-name="T4">Lets the management of checkpoints locally</text:span></text:p>
        </text:list-item>
        <text:list-item>
          <text:p text:style-name="P6">Gives the user informations about the correct usage of the app and the configuration of possible hardware</text:p>
        </text:list-item>
        <text:list-item>
          <text:p text:style-name="P9"><text:span text:style-name="T4">Permits the integration with the hardware given with the app for the </text:span><text:span text:style-name="T3">nerd mode</text:span></text:p>
        </text:list-item>
        <text:list-item>
          <text:p text:style-name="P6">Give informations about the app version and its developers</text:p>
        </text:list-item>
      </text:list>
      <text:p text:style-name="P5"/>
      <text:p text:style-name="P5">How: </text:p>
      <text:list xml:id="list1879097267345617313" text:style-name="L2">
        <text:list-item>
          <text:p text:style-name="P7">- Lets the user create a treasure hunting game-</text:p>
        </text:list-item>
      </text:list>
      <text:list xml:id="list6048707211496800286" text:style-name="L3">
        <text:list-item>
          <text:p text:style-name="P10"><text:span text:style-name="T5">The </text:span><text:span text:style-name="T3">creator</text:span><text:span text:style-name="T5"> selects checkpoints from a list of them previously created by the </text:span><text:span text:style-name="T3">creator </text:span><text:span text:style-name="T5">him/herself and saved locally or from the checkpoints stored in the server, with the possibility of adding checkpoints created on-the-fly and to modify the ones present locally, defining for every checkpoint the type of riddle to solve (the hangman game, fixed clues etc.). There's the possibility to insert in game random checkpoints taken from the locally saved ones or from the server ones (this defining some constraints as maximum range from a point and type of sensor associated with the checkpoint as GPS or </text:span><text:span text:style-name="T3">hardware)</text:span><text:span text:style-name="T5">. The number of checkpoints is not strictly chosen, as their selection ends when the </text:span><text:span text:style-name="T3">creator </text:span><text:span text:style-name="T5">stops to insert them and feels that they are enough</text:span><text:span text:style-name="T3">.</text:span></text:p>
        </text:list-item>
        <text:list-item>
          <text:p text:style-name="P10"><text:span text:style-name="T5">Selection of the final checkpoint (the one with the treasure) from those chosen above, by the </text:span><text:span text:style-name="T3">creator</text:span><text:span text:style-name="T5"> or by the application (randomly).</text:span></text:p>
        </text:list-item>
        <text:list-item>
          <text:p text:style-name="P10"><text:soft-page-break/><text:span text:style-name="T5">Selection of the type of path among the checkpoint: sequential (every </text:span><text:span text:style-name="T3">player</text:span><text:span text:style-name="T5"> has the same path to follow) or random.</text:span></text:p>
        </text:list-item>
        <text:list-item>
          <text:p text:style-name="P10"><text:span text:style-name="T5">Selection between two modalities: one in which every checkpoint must be visited before reaching the final checkpoint, and one in which at every checkpoint also a clue about the final checkpoint is given, in order to let the </text:span><text:span text:style-name="T3">player</text:span><text:span text:style-name="T5"> try to guess where the treasure is yet from the first checkpoint.</text:span></text:p>
        </text:list-item>
        <text:list-item>
          <text:p text:style-name="P8">If the creator chooses the second play mode, he should insert intermediate clues which suggest the final checkpoint or let the app create new ones.</text:p>
        </text:list-item>
        <text:list-item>
          <text:p text:style-name="P10"><text:span text:style-name="T5">The application creates a text file with all the informations about the game and uploads it to the server, it then prints on video the name of the file (a random alphanumeric string, used as game ID) which should be communicated by the</text:span><text:span text:style-name="T3"> creator</text:span><text:span text:style-name="T5"> to the </text:span><text:span text:style-name="T3">players.</text:span></text:p>
        </text:list-item>
      </text:list>
      <text:p text:style-name="P3"><text:span text:style-name="T3"><text:s text:c="7"/></text:span><text:span text:style-name="T5">2. <text:s text:c="2"/>- Lets other users play previously created games-</text:span></text:p>
      <text:p text:style-name="P3"><text:span text:style-name="T5"><text:s text:c="7"/>3. <text:s text:c="2"/>- Lets the user manage his/her locally saved checkpoints-</text:span></text:p>
      <text:list xml:id="list7248224922120743892" text:style-name="L4">
        <text:list-item>
          <text:p text:style-name="P11"><text:span text:style-name="T5">The </text:span><text:span text:style-name="T3">user</text:span><text:span text:style-name="T5"> has a list of checkpoints on its own, stored locally, not shared with the server, where personal checkpoints both associated with GPS or </text:span><text:span text:style-name="T3">hardware</text:span><text:span text:style-name="T5"> are present.</text:span></text:p>
        </text:list-item>
        <text:list-item>
          <text:p text:style-name="P11"><text:span text:style-name="T5">The application lets the </text:span><text:span text:style-name="T3">user</text:span><text:span text:style-name="T5"> send and suggest new checkpoints to be added to the server list of checkpoints, after the developers approval.</text:span></text:p>
        </text:list-item>
      </text:list>
      <text:p text:style-name="P1"><text:span text:style-name="T4"><text:s text:c="8"/>4. <text:s text:c="2"/>-Gives the user informations about the correct usage of the app and <text:s text:c="18"/><text:tab/> <text:s text:c="5"/>the possible hardware configuration-</text:span></text:p>
      <text:p text:style-name="P1"><text:span text:style-name="T4"><text:s text:c="8"/>5. <text:s text:c="2"/>-Permits the integration with the hardware given with the app for</text:span><text:span text:style-name="T3"> </text:span><text:span text:style-name="T4">the <text:tab/> <text:s text:c="5"/></text:span><text:span text:style-name="T3">nerd</text:span><text:span text:style-name="T4"> mode</text:span></text:p>
      <text:p text:style-name="P5"><text:s text:c="8"/>6. <text:s text:c="2"/>-Gives informations about the app version and its developers-</text:p>
      <text:p text:style-name="P5"/>
      <text:p text:style-name="P5"/>
      <text:p text:style-name="P1"><text:span text:style-name="T4">The task that must be accomplished by the server is the communication with the end-</text:span><text:span text:style-name="T3">user</text:span><text:span text:style-name="T4"> device and with the </text:span><text:span text:style-name="T3">hardware </text:span><text:span text:style-name="T4">to provide the needed files to correctly run the application. The webserver will run on a raspberry PI.</text:span></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lippo Galli</meta:initial-creator>
    <meta:creation-date>2014-04-09T19:19:58.545376849</meta:creation-date>
    <dc:date>2014-04-09T21:19:49.03</dc:date>
    <dc:creator>Andrea Barbasso</dc:creator>
    <meta:editing-duration>PT22M11S</meta:editing-duration>
    <meta:editing-cycles>4</meta:editing-cycles>
    <meta:generator>OpenOffice/4.0.1$Win32 OpenOffice.org_project/401m5$Build-9714</meta:generator>
    <meta:document-statistic meta:table-count="0" meta:image-count="0" meta:object-count="0" meta:page-count="2" meta:paragraph-count="28" meta:word-count="765" meta:character-count="4478"/>
  </office:meta>
</office:document-meta>
</file>